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ansonTextLTStd" svg:font-family="JansonTextLTStd"/>
    <style:font-face style:name="TradeGothicLTStd" svg:font-family="TradeGothicLTStd"/>
    <style:font-face style:name="UbuntuMono" svg:font-family="UbuntuMono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4b4" officeooo:paragraph-rsid="0011f4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f4b4" officeooo:paragraph-rsid="0011f4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1f4b4" officeooo:paragraph-rsid="0011f4b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1f4b4" officeooo:paragraph-rsid="0011f4b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1f4b4" officeooo:paragraph-rsid="0011f4b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3a52c" officeooo:paragraph-rsid="0013a52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a52c" officeooo:paragraph-rsid="0013a52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style:text-underline-style="none" fo:font-weight="normal" officeooo:rsid="0013a52c" officeooo:paragraph-rsid="0013a52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a6099" style:text-underline-style="none" fo:font-weight="normal" officeooo:rsid="0013a52c" officeooo:paragraph-rsid="0013a52c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2a6099"/>
    </style:style>
    <style:style style:name="T4" style:family="text">
      <style:text-properties fo:color="#81d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- 2<text:span text:style-name="T1">nd</text:span> Edition</text:p>
      <text:p text:style-name="P1">Chapter Review Questions</text:p>
      <text:p text:style-name="P4"/>
      <text:p text:style-name="P2">Chapter 1</text:p>
      <text:p text:style-name="P3"/>
      <text:p text:style-name="P3">1. Which of the following are operators, and which are values?</text:p>
      <text:p text:style-name="P3"/>
      <text:p text:style-name="P3">* - operator</text:p>
      <text:p text:style-name="P3">'hello' - value</text:p>
      <text:p text:style-name="P3">-88.8 - value</text:p>
      <text:p text:style-name="P3">- operator</text:p>
      <text:p text:style-name="P3">/ operator</text:p>
      <text:p text:style-name="P3">+ operator</text:p>
      <text:p text:style-name="P3">5 value</text:p>
      <text:p text:style-name="P3"/>
      <text:p text:style-name="P3">2. Which of the following is a variable, and which is a string?</text:p>
      <text:p text:style-name="P3"/>
      <text:p text:style-name="P3">Spam - variable</text:p>
      <text:p text:style-name="P3">'spam' - string</text:p>
      <text:p text:style-name="P3"/>
      <text:p text:style-name="P3">3. Name three data types.</text:p>
      <text:p text:style-name="P3"/>
      <text:p text:style-name="P3">String, int, variable</text:p>
      <text:p text:style-name="P3"/>
      <text:p text:style-name="P3">4. What is an expression made up of? What do all expressions do?</text:p>
      <text:p text:style-name="P3"/>
      <text:p text:style-name="P3">An expression is made up of statements that resolve down to a final value</text:p>
      <text:p text:style-name="P3"/>
      <text:p text:style-name="P3">5. This chapter introduced assignment statements, like spam = 10. What is the difference between an expression and a statement?</text:p>
      <text:p text:style-name="P3"/>
      <text:p text:style-name="P3">An assignment statement is assigning a value to a variable. An expression resolves some sort of calculation/computation</text:p>
      <text:p text:style-name="P3"/>
      <text:p text:style-name="P3">6. What does the variable bacon contain after the following code runs?</text:p>
      <text:p text:style-name="P3"/>
      <text:p text:style-name="P3">bacon = 20</text:p>
      <text:p text:style-name="P3">bacon + 1</text:p>
      <text:p text:style-name="P3"/>
      <text:p text:style-name="P3">bacon still contains 20 because the value was not changed/reassigned</text:p>
      <text:p text:style-name="P3"/>
      <text:p text:style-name="P3">7. What should the following two expressions evaluate to?</text:p>
      <text:p text:style-name="P3"/>
      <text:p text:style-name="P3">'spam' + 'spamspam'</text:p>
      <text:p text:style-name="P3">'spam' * 3</text:p>
      <text:p text:style-name="P3"/>
      <text:p text:style-name="P3">both should evaluate to ‘spamspamspam’</text:p>
      <text:p text:style-name="P3"/>
      <text:p text:style-name="P3">8. Why is eggs a valid variable name while 100 is invalid?</text:p>
      <text:p text:style-name="P3"><text:soft-page-break/>100 is an int value and cannot be used as a variable, variables must start with a letter. If you try to do something like “100 = foo” you will get an erro</text:p>
      <text:p text:style-name="P3"/>
      <text:p text:style-name="P3">9. What three functions can be used to get the integer, floating-point number, or string version of a value?</text:p>
      <text:p text:style-name="P3"/>
      <text:p text:style-name="P3">Int()</text:p>
      <text:p text:style-name="P3">float()</text:p>
      <text:p text:style-name="P3">str()</text:p>
      <text:p text:style-name="P3"/>
      <text:p text:style-name="P3">10. Why does this expression cause an error? How can you fix it?</text:p>
      <text:p text:style-name="P3"/>
      <text:p text:style-name="P3">'I have eaten ' + 99 + ' burritos.'</text:p>
      <text:p text:style-name="P3"/>
      <text:p text:style-name="P3">Strings can only concatenate with other strings, 99 needs to be ‘99’</text:p>
      <text:p text:style-name="P3"/>
      <text:p text:style-name="P7">Chapter 2</text:p>
      <text:p text:style-name="P7"><text:span text:style-name="T2"/></text:p>
      <text:p text:style-name="P6">1. What are the two values of the Boolean data type? How do you write them?</text:p>
      <text:p text:style-name="P6"/>
      <text:p text:style-name="P6">True and False (case sensitive)</text:p>
      <text:p text:style-name="P6"/>
      <text:p text:style-name="P6">2. What are the three Boolean operators?</text:p>
      <text:p text:style-name="P6"/>
      <text:p text:style-name="P6">And, or, not</text:p>
      <text:p text:style-name="P6"/>
      <text:p text:style-name="P6">3. Write out the truth tables of each Boolean operator (that is, every possible combination of Boolean values for the operator and what they evaluate to).</text:p>
      <text:p text:style-name="P6"/>
      <text:p text:style-name="P6">See chapter for truth tables</text:p>
      <text:p text:style-name="P6"/>
      <text:p text:style-name="P6">4. What do the following expressions evaluate to?</text:p>
      <text:p text:style-name="P6"/>
      <text:p text:style-name="P6">(5 &gt; 4) and (3 == 5) </text:p>
      <text:p text:style-name="P6">False</text:p>
      <text:p text:style-name="P6">not (5 &gt; 4) </text:p>
      <text:p text:style-name="P6">False</text:p>
      <text:p text:style-name="P6">(5 &gt; 4) or (3 == 5) </text:p>
      <text:p text:style-name="P6">True</text:p>
      <text:p text:style-name="P6">not ((5 &gt; 4) or (3 == 5))</text:p>
      <text:p text:style-name="P6">False</text:p>
      <text:p text:style-name="P6">(True and True) and (True == False)</text:p>
      <text:p text:style-name="P6">False</text:p>
      <text:p text:style-name="P6">(not False) or (not True)</text:p>
      <text:p text:style-name="P6">True</text:p>
      <text:p text:style-name="P6"/>
      <text:p text:style-name="P6">5. What are the six comparison operators?</text:p>
      <text:p text:style-name="P6"/>
      <text:p text:style-name="P6">&gt;, &lt;, =, &lt;=, &gt;=, ==</text:p>
      <text:p text:style-name="P6"><text:soft-page-break/></text:p>
      <text:p text:style-name="P6">6. What is the difference between the equal to operator and the assignment operator?</text:p>
      <text:p text:style-name="P6"/>
      <text:p text:style-name="P6">== checks comparison, = assigns value</text:p>
      <text:p text:style-name="P6"/>
      <text:p text:style-name="P6">7. Explain what a condition is and where you would use one.</text:p>
      <text:p text:style-name="P6"/>
      <text:p text:style-name="P6">Determine if different branches of code should operate </text:p>
      <text:p text:style-name="P6"/>
      <text:p text:style-name="P6">8. Identify the three blocks in this code:</text:p>
      <text:p text:style-name="P6"/>
      <text:p text:style-name="P8">spam = 0</text:p>
      <text:p text:style-name="P8">if spam == 10:</text:p>
      <text:p text:style-name="P6"><text:s text:c="4"/><text:span text:style-name="T3">print('eggs')</text:span></text:p>
      <text:p text:style-name="P9"><text:s text:c="4"/>if spam &gt; 5:</text:p>
      <text:p text:style-name="P6"><text:s text:c="8"/><text:span text:style-name="T4">print('bacon')</text:span></text:p>
      <text:p text:style-name="P6"><text:s text:c="3"/><text:span text:style-name="T3"><text:s/>else:</text:span></text:p>
      <text:p text:style-name="P6"><text:s text:c="8"/><text:span text:style-name="T4">print('ham')</text:span></text:p>
      <text:p text:style-name="P6"><text:s text:c="4"/><text:span text:style-name="T3">print('spam')</text:span></text:p>
      <text:p text:style-name="P8">print('spam')</text:p>
      <text:p text:style-name="P6"/>
      <text:p text:style-name="P6">9. Write code that prints Hello if 1 is stored in spam, prints Howdy if 2 is stored in spam, and prints Greetings! if anything else is stored in spam.</text:p>
      <text:p text:style-name="P6"/>
      <text:p text:style-name="P6">If spam == 1:</text:p>
      <text:p text:style-name="P6"><text:tab/>print(‘Hello’)</text:p>
      <text:p text:style-name="P6">elif spam ==2:</text:p>
      <text:p text:style-name="P6"><text:tab/>print(‘Howdy’)</text:p>
      <text:p text:style-name="P6">else:</text:p>
      <text:p text:style-name="P6"><text:tab/>print(‘Greetings!’)</text:p>
      <text:p text:style-name="P6"/>
      <text:p text:style-name="P6">10. What keys can you press if your program is stuck in an infinite loop?</text:p>
      <text:p text:style-name="P6"/>
      <text:p text:style-name="P6">CTRL+C</text:p>
      <text:p text:style-name="P6"/>
      <text:p text:style-name="P6">11. What is the difference between break and continue?</text:p>
      <text:p text:style-name="P6"/>
      <text:p text:style-name="P6">Break breaks out of the loop, whereas continue skips the rest of the loop’s current iteration and continues to the beginning of the loop iteration</text:p>
      <text:p text:style-name="P6"/>
      <text:p text:style-name="P6">12. What is the difference between range(10), range(0, 10), and range(0, 10, 1) in a for loop?</text:p>
      <text:p text:style-name="P6"/>
      <text:p text:style-name="P6">They are all the same. They start at 0, increment by 1, and go up to but not including 10 (so, 9)</text:p>
      <text:p text:style-name="P6"/>
      <text:p text:style-name="P6">13. Write a short program that prints the numbers 1 to 10 using a for loop. Then write an equivalent program that prints the numbers 1 to 10 using a while loop.</text:p>
      <text:p text:style-name="P6"/>
      <text:p text:style-name="P6">For I in range(1, 11):<text:line-break/><text:tab/>print(i)</text:p>
      <text:p text:style-name="P6"><text:soft-page-break/></text:p>
      <text:p text:style-name="P6">I == 1</text:p>
      <text:p text:style-name="P6">while I &lt; 11:</text:p>
      <text:p text:style-name="P6"><text:tab/>print(i)</text:p>
      <text:p text:style-name="P6"><text:tab/>I = i+1</text:p>
      <text:p text:style-name="P6"/>
      <text:p text:style-name="P6">14. If you had a function named bacon() inside a module named spam, how would you call it after importing spam?</text:p>
      <text:p text:style-name="P6"/>
      <text:p text:style-name="P6">Spam.baco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ansonTextLTStd" svg:font-family="JansonTextLTStd"/>
    <style:font-face style:name="TradeGothicLTStd" svg:font-family="TradeGothicLTStd"/>
    <style:font-face style:name="UbuntuMono" svg:font-family="UbuntuMono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15:32.919916946</meta:creation-date>
    <dc:date>2020-05-27T09:35:28.962956549</dc:date>
    <meta:editing-duration>PT15M22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4" meta:paragraph-count="94" meta:word-count="675" meta:character-count="3608" meta:non-whitespace-character-count="2985"/>
  </office:meta>
</office:document-meta>
</file>